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2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5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T4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frit_js</text:p>
      <text:p text:style-name="Standard"/>
      <text:p text:style-name="Standard"><text:date style:data-style-name="N37" text:date-value="2025-09-26T21:33:37.03" text:fixed="true">26.09.25</text:date>- 26.09<text:span text:style-name="T1">м.2</text:span><text:span text:style-name="T2">5</text:span></text:p>
      <text:p text:style-name="P3">Сегодня решил сделать Ифрит с которым можно играть в браузере. Просто загружаете страницу и играете. </text:p>
      <text:p text:style-name="P3"/>
      <text:p text:style-name="P1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54M40S</meta:editing-duration>
    <meta:editing-cycles>79</meta:editing-cycles>
    <meta:generator>OpenOffice/4.1.15$Win32 OpenOffice.org_project/4115m2$Build-9813</meta:generator>
    <dc:date>2025-09-26T21:35:49.19</dc:date>
    <meta:document-statistic meta:table-count="0" meta:image-count="0" meta:object-count="0" meta:page-count="1" meta:paragraph-count="3" meta:word-count="18" meta:character-count="128"/>
    <meta:user-defined meta:name="Info 1"/>
    <meta:user-defined meta:name="Info 2"/>
    <meta:user-defined meta:name="Info 3"/>
    <meta:user-defined meta:name="Info 4"/>
  </office:meta>
</office:document-meta>
</file>